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40152777777778cm" style:use-optimal-column-width="true"/>
    </style:style>
    <style:style style:name="co2" style:family="table-column">
      <style:table-column-properties fo:break-before="auto" style:column-width="7.91986111111111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2.94569444444444cm" style:use-optimal-column-width="true"/>
    </style:style>
    <style:style style:name="co8" style:family="table-column">
      <style:table-column-properties fo:break-before="auto" style:column-width="8.76652777777778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4388888888889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9138888888889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9138888888889cm"/>
    </style:style>
    <style:style style:name="co16" style:family="table-column">
      <style:table-column-properties fo:break-before="auto" style:column-width="12.1531944444444cm" style:use-optimal-column-width="true"/>
    </style:style>
    <style:style style:name="co17" style:family="table-column">
      <style:table-column-properties fo:break-before="auto" style:column-width="4.62138888888889cm" style:use-optimal-column-width="true"/>
    </style:style>
    <style:style style:name="co18" style:family="table-column">
      <style:table-column-properties fo:break-before="auto" style:column-width="11.6063888888889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0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</style:style>
    <style:style style:name="ce1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1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4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4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4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49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50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5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72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7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7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7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6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081" table:style-name="ce31">
            <text:p>8081</text:p>
          </table:table-cell>
          <table:table-cell office:value-type="float" office:value="7192.5700000000015" table:style-name="ce34">
            <text:p>7192.57</text:p>
          </table:table-cell>
          <table:table-cell office:value-type="float" office:value="13402" table:style-name="ce51">
            <text:p>13402</text:p>
          </table:table-cell>
          <table:table-cell office:value-type="float" office:value="12311.430000000037" table:style-name="ce52">
            <text:p>12311.43</text:p>
          </table:table-cell>
          <table:table-cell office:value-type="float" office:value="7512" table:style-name="ce54">
            <text:p>7512</text:p>
          </table:table-cell>
          <table:table-cell office:value-type="float" office:value="7249.1300000000028" table:style-name="ce67">
            <text:p>7249.13</text:p>
          </table:table-cell>
          <table:table-cell office:value-type="float" office:value="2585" table:style-name="ce69">
            <text:p>2585</text:p>
          </table:table-cell>
          <table:table-cell office:value-type="float" office:value="2525.6200000000008" table:style-name="ce70">
            <text:p>2525.62</text:p>
          </table:table-cell>
          <table:table-cell office:value-type="float" office:value="249" table:style-name="ce84">
            <text:p>249</text:p>
          </table:table-cell>
          <table:table-cell office:value-type="float" office:value="246.04000000000002" table:style-name="ce87">
            <text:p>246.04</text:p>
          </table:table-cell>
          <table:table-cell office:value-type="float" office:value="2" table:style-name="ce88">
            <text:p>2</text:p>
          </table:table-cell>
          <table:table-cell office:value-type="float" office:value="2" table:style-name="ce90">
            <text:p>2.00</text:p>
          </table:table-cell>
          <table:table-cell office:value-type="float" office:value="31831" table:content-validation-name="val2" table:style-name="ce103">
            <text:p>31,831</text:p>
          </table:table-cell>
          <table:table-cell office:value-type="float" office:value="29526.790000000045" table:content-validation-name="val2" table:style-name="ce104">
            <text:p>29,526.79</text:p>
          </table:table-cell>
          <table:table-cell office:value-type="float" office:value="1424" table:style-name="ce106">
            <text:p>1424</text:p>
          </table:table-cell>
          <table:table-cell office:value-type="float" office:value="1346.4099999999983" table:style-name="ce107">
            <text:p>1346.41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8">
            <text:p>0.0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4">
            <text:p>0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1424" table:style-name="ce141">
            <text:p>1,424</text:p>
          </table:table-cell>
          <table:table-cell office:value-type="float" office:value="1346.4099999999983" table:style-name="ce143">
            <text:p>1,346.41</text:p>
          </table:table-cell>
          <table:table-cell office:value-type="float" office:value="33255" table:content-validation-name="val2" table:style-name="ce142">
            <text:p>33,255</text:p>
          </table:table-cell>
          <table:table-cell office:value-type="float" office:value="30873.200000000044" table:content-validation-name="val2" table:style-name="ce144">
            <text:p>30,873.20</text:p>
          </table:table-cell>
          <table:table-cell office:value-type="currency" office:value="74100600.629999995" table:content-validation-name="val1" table:style-name="ce12">
            <text:p>£74,100,600.63</text:p>
          </table:table-cell>
          <table:table-cell office:value-type="currency" office:value="10610777.130000001" table:content-validation-name="val1" table:style-name="ce12">
            <text:p>£10,610,777.13</text:p>
          </table:table-cell>
          <table:table-cell office:value-type="currency" office:value="598920.5" table:content-validation-name="val1" table:style-name="ce12">
            <text:p>£598,920.50</text:p>
          </table:table-cell>
          <table:table-cell office:value-type="currency" office:value="729920.78999999992" table:content-validation-name="val1" table:style-name="ce12">
            <text:p>£729,920.79</text:p>
          </table:table-cell>
          <table:table-cell office:value-type="currency" office:value="17282403.710000001" table:content-validation-name="val1" table:style-name="ce12">
            <text:p>£17,282,403.71</text:p>
          </table:table-cell>
          <table:table-cell office:value-type="currency" office:value="9162268.4600000009" table:content-validation-name="val1" table:style-name="ce12">
            <text:p>£9,162,268.46</text:p>
          </table:table-cell>
          <table:table-cell office:value-type="currency" office:value="112484891.22" table:style-name="ce13">
            <text:p>£112,484,891.22</text:p>
          </table:table-cell>
          <table:table-cell office:value-type="currency" office:value="7941583.2199999997" table:content-validation-name="val1" table:style-name="ce14">
            <text:p>£7,941,583.22</text:p>
          </table:table-cell>
          <table:table-cell office:value-type="currency" office:value="2086447.28" table:content-validation-name="val1" table:style-name="ce14">
            <text:p>£2,086,447.28</text:p>
          </table:table-cell>
          <table:table-cell office:value-type="currency" office:value="10028030.5" table:style-name="ce13">
            <text:p>£10,028,030.50</text:p>
          </table:table-cell>
          <table:table-cell office:value-type="currency" office:value="122512921.72" table:style-name="ce15">
            <text:p>£122,512,921.72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401" table:style-name="ce32">
            <text:p>401</text:p>
          </table:table-cell>
          <table:table-cell office:value-type="float" office:value="316.24599999999998" table:style-name="ce33">
            <text:p>316.25</text:p>
          </table:table-cell>
          <table:table-cell office:value-type="float" office:value="280" table:style-name="ce50">
            <text:p>280</text:p>
          </table:table-cell>
          <table:table-cell office:value-type="float" office:value="250.04400000000001" table:style-name="ce53">
            <text:p>250.04</text:p>
          </table:table-cell>
          <table:table-cell office:value-type="float" office:value="338" table:style-name="ce55">
            <text:p>338</text:p>
          </table:table-cell>
          <table:table-cell office:value-type="float" office:value="322.41500000000002" table:style-name="ce66">
            <text:p>322.42</text:p>
          </table:table-cell>
          <table:table-cell office:value-type="float" office:value="49" table:style-name="ce68">
            <text:p>49</text:p>
          </table:table-cell>
          <table:table-cell office:value-type="float" office:value="48.418999999999997" table:style-name="ce71">
            <text:p>48.42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86">
            <text:p>9.00</text:p>
          </table:table-cell>
          <table:table-cell office:value-type="float" office:value="6" table:style-name="ce89">
            <text:p>6</text:p>
          </table:table-cell>
          <table:table-cell office:value-type="float" office:value="0.79" table:style-name="ce91">
            <text:p>0.79</text:p>
          </table:table-cell>
          <table:table-cell office:value-type="float" office:value="1083" table:content-validation-name="val2" table:style-name="ce102">
            <text:p>1,083</text:p>
          </table:table-cell>
          <table:table-cell office:value-type="float" office:value="946.91399999999987" table:content-validation-name="val2" table:style-name="ce105">
            <text:p>946.91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7">
            <text:p>0.00</text:p>
          </table:table-cell>
          <table:table-cell office:value-type="float" office:value="7" table:style-name="ce140">
            <text:p>7</text:p>
          </table:table-cell>
          <table:table-cell office:value-type="float" office:value="7" table:style-name="ce153">
            <text:p>7.0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7" table:style-name="ce171">
            <text:p>7</text:p>
          </table:table-cell>
          <table:table-cell office:value-type="float" office:value="7" table:style-name="ce173">
            <text:p>7.00</text:p>
          </table:table-cell>
          <table:table-cell office:value-type="float" office:value="1090" table:content-validation-name="val2" table:style-name="ce145">
            <text:p>1,090</text:p>
          </table:table-cell>
          <table:table-cell office:value-type="float" office:value="953.91399999999987" table:content-validation-name="val2" table:style-name="ce172">
            <text:p>953.91</text:p>
          </table:table-cell>
          <table:table-cell office:value-type="currency" office:value="2147102.1300000008" table:content-validation-name="val1" table:style-name="ce12">
            <text:p>£2,147,102.13</text:p>
          </table:table-cell>
          <table:table-cell office:value-type="currency" office:value="37736.959999999977" table:content-validation-name="val1" table:style-name="ce12">
            <text:p>£37,736.96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61137.689999999966" table:content-validation-name="val1" table:style-name="ce12">
            <text:p>£61,137.69</text:p>
          </table:table-cell>
          <table:table-cell office:value-type="currency" office:value="436869.00000000099" table:content-validation-name="val1" table:style-name="ce12">
            <text:p>£436,869.00</text:p>
          </table:table-cell>
          <table:table-cell office:value-type="currency" office:value="203038.27999999913" table:content-validation-name="val1" table:style-name="ce12">
            <text:p>£203,038.28</text:p>
          </table:table-cell>
          <table:table-cell office:value-type="currency" office:value="2885884.060000001" table:style-name="ce13">
            <text:p>£2,885,884.06</text:p>
          </table:table-cell>
          <table:table-cell office:value-type="currency" office:value="95928" table:content-validation-name="val1" table:style-name="ce14">
            <text:p>£95,928.00</text:p>
          </table:table-cell>
          <table:table-cell office:value-type="currency" office:value="106850" table:content-validation-name="val1" table:style-name="ce14">
            <text:p>£106,850.00</text:p>
          </table:table-cell>
          <table:table-cell office:value-type="currency" office:value="202778" table:style-name="ce13">
            <text:p>£202,778.00</text:p>
          </table:table-cell>
          <table:table-cell office:value-type="currency" office:value="3088662.060000001" table:style-name="ce15">
            <text:p>£3,088,662.06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198" table:style-name="ce30">
            <text:p>198</text:p>
          </table:table-cell>
          <table:table-cell office:value-type="float" office:value="191.2" table:style-name="ce35">
            <text:p>191.20</text:p>
          </table:table-cell>
          <table:table-cell office:value-type="float" office:value="487" table:style-name="ce42">
            <text:p>487</text:p>
          </table:table-cell>
          <table:table-cell office:value-type="float" office:value="470.9" table:style-name="ce49">
            <text:p>470.90</text:p>
          </table:table-cell>
          <table:table-cell office:value-type="float" office:value="256" table:style-name="ce56">
            <text:p>256</text:p>
          </table:table-cell>
          <table:table-cell office:value-type="float" office:value="248.8" table:style-name="ce57">
            <text:p>248.80</text:p>
          </table:table-cell>
          <table:table-cell office:value-type="float" office:value="41" table:style-name="ce60">
            <text:p>41</text:p>
          </table:table-cell>
          <table:table-cell office:value-type="float" office:value="40.799999999999997" table:style-name="ce79">
            <text:p>40.80</text:p>
          </table:table-cell>
          <table:table-cell office:value-type="float" office:value="11" table:style-name="ce81">
            <text:p>11</text:p>
          </table:table-cell>
          <table:table-cell office:value-type="float" office:value="10.6" table:style-name="ce82">
            <text:p>10.60</text:p>
          </table:table-cell>
          <table:table-cell office:value-type="float" office:value="7" table:style-name="ce99">
            <text:p>7</text:p>
          </table:table-cell>
          <table:table-cell office:value-type="float" office:value="1.5" table:style-name="ce100">
            <text:p>1.50</text:p>
          </table:table-cell>
          <table:table-cell office:value-type="float" office:value="1000" table:content-validation-name="val2" table:style-name="ce102">
            <text:p>1,000</text:p>
          </table:table-cell>
          <table:table-cell office:value-type="float" office:value="963.79999999999984" table:content-validation-name="val2" table:style-name="ce116">
            <text:p>963.80</text:p>
          </table:table-cell>
          <table:table-cell office:value-type="float" office:value="27" table:style-name="ce119">
            <text:p>27</text:p>
          </table:table-cell>
          <table:table-cell office:value-type="float" office:value="26.5" table:style-name="ce122">
            <text:p>26.5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.00</text:p>
          </table:table-cell>
          <table:table-cell office:value-type="float" office:value="2" table:style-name="ce133">
            <text:p>2</text:p>
          </table:table-cell>
          <table:table-cell office:value-type="float" office:value="2" table:style-name="ce160">
            <text:p>2.0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29" table:style-name="ce171">
            <text:p>29</text:p>
          </table:table-cell>
          <table:table-cell office:value-type="float" office:value="28.5" table:style-name="ce146">
            <text:p>28.50</text:p>
          </table:table-cell>
          <table:table-cell office:value-type="float" office:value="1029" table:content-validation-name="val2" table:style-name="ce145">
            <text:p>1,029</text:p>
          </table:table-cell>
          <table:table-cell office:value-type="float" office:value="992.29999999999984" table:content-validation-name="val2" table:style-name="ce148">
            <text:p>992.30</text:p>
          </table:table-cell>
          <table:table-cell office:value-type="currency" office:value="2733505" table:content-validation-name="val1" table:style-name="ce12">
            <text:p>£2,733,505.00</text:p>
          </table:table-cell>
          <table:table-cell office:value-type="currency" office:value="142624" table:content-validation-name="val1" table:style-name="ce12">
            <text:p>£142,624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0933" table:content-validation-name="val1" table:style-name="ce12">
            <text:p>£20,933.00</text:p>
          </table:table-cell>
          <table:table-cell office:value-type="currency" office:value="559309" table:content-validation-name="val1" table:style-name="ce12">
            <text:p>£559,309.00</text:p>
          </table:table-cell>
          <table:table-cell office:value-type="currency" office:value="300033" table:content-validation-name="val1" table:style-name="ce12">
            <text:p>£300,033.00</text:p>
          </table:table-cell>
          <table:table-cell office:value-type="currency" office:value="3756404" table:style-name="ce13">
            <text:p>£3,756,404.00</text:p>
          </table:table-cell>
          <table:table-cell office:value-type="currency" office:value="157105" table:content-validation-name="val1" table:style-name="ce14">
            <text:p>£157,105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57105" table:style-name="ce13">
            <text:p>£157,105.00</text:p>
          </table:table-cell>
          <table:table-cell office:value-type="currency" office:value="3913509" table:style-name="ce15">
            <text:p>£3,913,509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8" table:style-name="ce37">
            <text:p>8</text:p>
          </table:table-cell>
          <table:table-cell office:value-type="float" office:value="8" table:style-name="ce39">
            <text:p>8.00</text:p>
          </table:table-cell>
          <table:table-cell office:value-type="float" office:value="8" table:style-name="ce44">
            <text:p>8</text:p>
          </table:table-cell>
          <table:table-cell office:value-type="float" office:value="7.8" table:style-name="ce48">
            <text:p>7.80</text:p>
          </table:table-cell>
          <table:table-cell office:value-type="float" office:value="36.5" table:style-name="ce61">
            <text:p>36.5</text:p>
          </table:table-cell>
          <table:table-cell office:value-type="float" office:value="35.799999999999997" table:style-name="ce58">
            <text:p>35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83">
            <text:p>0.8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4.5" table:content-validation-name="val2" table:style-name="ce102">
            <text:p>55</text:p>
          </table:table-cell>
          <table:table-cell office:value-type="float" office:value="53.399999999999991" table:content-validation-name="val2" table:style-name="ce117">
            <text:p>53.40</text:p>
          </table:table-cell>
          <table:table-cell office:value-type="float" office:value="1" table:style-name="ce120">
            <text:p>1</text:p>
          </table:table-cell>
          <table:table-cell office:value-type="float" office:value="0.6" table:style-name="ce121">
            <text:p>0.6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1">
            <text:p>0.0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9">
            <text:p>0.0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1" table:style-name="ce171">
            <text:p>1</text:p>
          </table:table-cell>
          <table:table-cell office:value-type="float" office:value="0.6" table:style-name="ce147">
            <text:p>0.60</text:p>
          </table:table-cell>
          <table:table-cell office:value-type="float" office:value="55.5" table:content-validation-name="val2" table:style-name="ce145">
            <text:p>56</text:p>
          </table:table-cell>
          <table:table-cell office:value-type="float" office:value="53.999999999999993" table:content-validation-name="val2" table:style-name="ce149">
            <text:p>54.00</text:p>
          </table:table-cell>
          <table:table-cell office:value-type="currency" office:value="165868.10999999999" table:content-validation-name="val1" table:style-name="ce12">
            <text:p>£165,868.11</text:p>
          </table:table-cell>
          <table:table-cell office:value-type="currency" office:value="780" table:content-validation-name="val1" table:style-name="ce12">
            <text:p>£78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7902.98" table:content-validation-name="val1" table:style-name="ce12">
            <text:p>£27,902.98</text:p>
          </table:table-cell>
          <table:table-cell office:value-type="currency" office:value="17087.8" table:content-validation-name="val1" table:style-name="ce12">
            <text:p>£17,087.80</text:p>
          </table:table-cell>
          <table:table-cell office:value-type="currency" office:value="211638.88999999998" table:style-name="ce13">
            <text:p>£211,638.89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11638.88999999998" table:style-name="ce15">
            <text:p>£211,638.89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66" table:style-name="ce36">
            <text:p>66</text:p>
          </table:table-cell>
          <table:table-cell office:value-type="float" office:value="59.04" table:style-name="ce38">
            <text:p>59.04</text:p>
          </table:table-cell>
          <table:table-cell office:value-type="float" office:value="83" table:style-name="ce45">
            <text:p>83</text:p>
          </table:table-cell>
          <table:table-cell office:value-type="float" office:value="82.13" table:style-name="ce47">
            <text:p>82.13</text:p>
          </table:table-cell>
          <table:table-cell office:value-type="float" office:value="69" table:style-name="ce62">
            <text:p>69</text:p>
          </table:table-cell>
          <table:table-cell office:value-type="float" office:value="67.489999999999995" table:style-name="ce64">
            <text:p>67.49</text:p>
          </table:table-cell>
          <table:table-cell office:value-type="float" office:value="17" table:style-name="ce72">
            <text:p>17</text:p>
          </table:table-cell>
          <table:table-cell office:value-type="float" office:value="17" table:style-name="ce74">
            <text:p>17.00</text:p>
          </table:table-cell>
          <table:table-cell office:value-type="float" office:value="4" table:style-name="ce76">
            <text:p>4</text:p>
          </table:table-cell>
          <table:table-cell office:value-type="float" office:value="4" table:style-name="ce92">
            <text:p>4.00</text:p>
          </table:table-cell>
          <table:table-cell office:value-type="float" office:value="6" table:style-name="ce95">
            <text:p>6</text:p>
          </table:table-cell>
          <table:table-cell office:value-type="float" office:value="1.1200000000000001" table:style-name="ce96">
            <text:p>1.12</text:p>
          </table:table-cell>
          <table:table-cell office:value-type="float" office:value="245" table:content-validation-name="val2" table:style-name="ce102">
            <text:p>245</text:p>
          </table:table-cell>
          <table:table-cell office:value-type="float" office:value="230.77999999999997" table:content-validation-name="val2" table:style-name="ce111">
            <text:p>230.78</text:p>
          </table:table-cell>
          <table:table-cell office:value-type="float" office:value="2" table:style-name="ce113">
            <text:p>2</text:p>
          </table:table-cell>
          <table:table-cell office:value-type="float" office:value="2" table:style-name="ce115">
            <text:p>2.0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.0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66">
            <text:p>0.00</text:p>
          </table:table-cell>
          <table:table-cell office:value-type="float" office:value="3" table:style-name="ce167">
            <text:p>3</text:p>
          </table:table-cell>
          <table:table-cell office:value-type="float" office:value="1.9" table:style-name="ce168">
            <text:p>1.9</text:p>
          </table:table-cell>
          <table:table-cell office:value-type="float" office:value="5" table:style-name="ce171">
            <text:p>5</text:p>
          </table:table-cell>
          <table:table-cell office:value-type="float" office:value="3.9" table:style-name="ce174">
            <text:p>3.90</text:p>
          </table:table-cell>
          <table:table-cell office:value-type="float" office:value="250" table:content-validation-name="val2" table:style-name="ce145">
            <text:p>250</text:p>
          </table:table-cell>
          <table:table-cell office:value-type="float" office:value="234.67999999999998" table:content-validation-name="val2" table:style-name="ce150">
            <text:p>234.6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6830.16" table:content-validation-name="val1" table:style-name="ce14">
            <text:p>£6,830.16</text:p>
          </table:table-cell>
          <table:table-cell office:value-type="currency" office:value="45591" table:content-validation-name="val1" table:style-name="ce14">
            <text:p>£45,591.00</text:p>
          </table:table-cell>
          <table:table-cell office:value-type="currency" office:value="52421.16" table:style-name="ce13">
            <text:p>£52,421.16</text:p>
          </table:table-cell>
          <table:table-cell office:value-type="currency" office:value="52421.16" table:style-name="ce15">
            <text:p>£52,421.16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9" table:style-name="ce41">
            <text:p>9</text:p>
          </table:table-cell>
          <table:table-cell office:value-type="float" office:value="9" table:style-name="ce40">
            <text:p>9.00</text:p>
          </table:table-cell>
          <table:table-cell office:value-type="float" office:value="12" table:style-name="ce43">
            <text:p>12</text:p>
          </table:table-cell>
          <table:table-cell office:value-type="float" office:value="10.69" table:style-name="ce46">
            <text:p>10.69</text:p>
          </table:table-cell>
          <table:table-cell office:value-type="float" office:value="95" table:style-name="ce63">
            <text:p>95</text:p>
          </table:table-cell>
          <table:table-cell office:value-type="float" office:value="93.24" table:style-name="ce65">
            <text:p>93.24</text:p>
          </table:table-cell>
          <table:table-cell office:value-type="float" office:value="8" table:style-name="ce73">
            <text:p>8</text:p>
          </table:table-cell>
          <table:table-cell office:value-type="float" office:value="7.59" table:style-name="ce75">
            <text:p>7.59</text:p>
          </table:table-cell>
          <table:table-cell office:value-type="float" office:value="1" table:style-name="ce77">
            <text:p>1</text:p>
          </table:table-cell>
          <table:table-cell office:value-type="float" office:value="0.81" table:style-name="ce93">
            <text:p>0.81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25" table:content-validation-name="val2" table:style-name="ce109">
            <text:p>125</text:p>
          </table:table-cell>
          <table:table-cell office:value-type="float" office:value="121.33" table:content-validation-name="val2" table:style-name="ce110">
            <text:p>121.33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4">
            <text:p>0.0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.0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5">
            <text:p>0.0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5">
            <text:p>0.00</text:p>
          </table:table-cell>
          <table:table-cell office:value-type="float" office:value="125" table:content-validation-name="val2" table:style-name="ce152">
            <text:p>125</text:p>
          </table:table-cell>
          <table:table-cell office:value-type="float" office:value="121.33" table:content-validation-name="val2" table:style-name="ce151">
            <text:p>121.33</text:p>
          </table:table-cell>
          <table:table-cell office:value-type="currency" office:value="312789.26" table:content-validation-name="val1" table:style-name="ce12">
            <text:p>£312,789.26</text:p>
          </table:table-cell>
          <table:table-cell office:value-type="currency" office:value="7290.34" table:content-validation-name="val1" table:style-name="ce12">
            <text:p>£7,290.34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60448.94" table:content-validation-name="val1" table:style-name="ce12">
            <text:p>£60,448.94</text:p>
          </table:table-cell>
          <table:table-cell office:value-type="currency" office:value="32150.91" table:content-validation-name="val1" table:style-name="ce12">
            <text:p>£32,150.91</text:p>
          </table:table-cell>
          <table:table-cell office:value-type="currency" office:value="412679.45" table:style-name="ce13">
            <text:p>£412,679.45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12679.45" table:style-name="ce15">
            <text:p>£412,679.45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ony Millet</meta:initial-creator>
    <dc:creator>Mathew John Raji</dc:creator>
    <meta:creation-date>2012-07-18T14:50:11Z</meta:creation-date>
    <dc:date>2018-11-26T10:54:07Z</dc:date>
  </office:meta>
</office:document-meta>
</file>